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d666" style:font-size-asian="11pt" style:font-size-complex="11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 style:list-style-name="L1">
      <style:text-properties officeooo:paragraph-rsid="001ed666"/>
    </style:style>
    <style:style style:name="P6" style:family="paragraph" style:parent-style-name="Table_20_Contents">
      <style:text-properties officeooo:rsid="001ed666" officeooo:paragraph-rsid="001ed666"/>
    </style:style>
    <style:style style:name="P7" style:family="paragraph" style:parent-style-name="Azione_20_attore">
      <style:text-properties officeooo:rsid="001ed666" officeooo:paragraph-rsid="001ed666"/>
    </style:style>
    <style:style style:name="P8" style:family="paragraph" style:parent-style-name="Azione_20_attore" style:list-style-name="">
      <style:text-properties officeooo:rsid="001ed666" officeooo:paragraph-rsid="001ed666"/>
    </style:style>
    <style:style style:name="P9" style:family="paragraph" style:parent-style-name="Azione_20_sistema">
      <style:text-properties officeooo:rsid="001ed666" officeooo:paragraph-rsid="001ed666"/>
    </style:style>
    <style:style style:name="T1" style:family="text">
      <style:text-properties officeooo:rsid="001ed666"/>
    </style:style>
    <style:style style:name="T2" style:family="text">
      <style:text-properties officeooo:rsid="001e2c83"/>
    </style:style>
    <style:style style:name="T3" style:family="text">
      <style:text-properties officeooo:rsid="000ad213"/>
    </style:style>
    <style:style style:name="T4" style:family="text">
      <style:text-properties officeooo:rsid="0020445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Elimin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Responsabile scientifico specializza direttor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609592" text:style-name="Numerazione_20_UC">
              <text:list-item text:start-value="1">
                <text:p text:style-name="P7">Il responsabile scientifico accede all'area per la cancellazione di un tirocinante.</text:p>
              </text:list-item>
              <text:list-item>
                <text:p text:style-name="P9">Il sistema riceve la richiesta e invia una form contenente <text:span text:style-name="T4">la lista di tutti i tirocinanti.</text:span></text:p>
              </text:list-item>
              <text:list-item>
                <text:p text:style-name="P7">Il responsabile <text:s/><text:span text:style-name="T4">scientifico riceve la lista e cancella il tirocinante</text:span>.</text:p>
              </text:list-item>
              <text:list-item>
                <text:p text:style-name="P9">Il sistema riceve il form <text:span text:style-name="T4">ed effettua la cancellazione.</text:span></text:p>
              </text:list-item>
              <text:list-item>
                <text:p text:style-name="P9">Il sistema invia un messaggio di avvenuta cancellazione al responsabile.</text:p>
                <text:p text:style-name="P7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Il responsabile visualizza il messaggio di avvenuta comunicazione ed esc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3603272" text:style-name="L1">
              <text:list-item>
                <text:p text:style-name="P5"><text:span text:style-name="T1">Nel caso di un errore utente, il sistema mostra all’utente un messaggio di errore che </text:span><text:span text:style-name="T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Il responsabile scientifico riceve la forma da compilare entro 20 secondi e il relativo messaggio di avvenuta modifica o di errore in 20 secondi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3</meta:editing-cycles>
    <meta:generator>LibreOffice/3.6$Windows_x86 LibreOffice_project/da8c1e6-fd468f4-454e206-f42a4a9-143cfd</meta:generator>
    <dc:date>2012-10-23T13:48:26.81</dc:date>
    <meta:document-statistic meta:table-count="1" meta:image-count="0" meta:object-count="0" meta:page-count="1" meta:paragraph-count="20" meta:word-count="152" meta:character-count="1018" meta:non-whitespace-character-count="891"/>
  </office:meta>
</office:document-meta>
</file>